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leetcode.com/problems/find-valid-matrix-given-row-and-column-sums/" text:style-name="Internet_20_link" text:visited-style-name="Visited_20_Internet_20_Link">1605. Find Valid Matrix Given Row and Column Sums</text:a></text:h>
      <text:p text:style-name="Standard">/*</text:p>
      <text:p text:style-name="Standard"><text:s text:c="4"/>Time complexity: O(n*m)</text:p>
      <text:p text:style-name="Standard"><text:s text:c="4"/>Extra space complexity: O(1)</text:p>
      <text:p text:style-name="Standard">*/</text:p>
      <text:p text:style-name="Standard">class Solution {</text:p>
      <text:p text:style-name="Standard">public:</text:p>
      <text:p text:style-name="Standard"><text:s text:c="4"/>std::vector&lt;std::vector&lt;int&gt;&gt; restoreMatrix(std::vector&lt;int&gt;&amp; rowSum, std::vector&lt;int&gt;&amp; colSum) {</text:p>
      <text:p text:style-name="Standard"><text:s text:c="8"/>int n=rowSum.size();</text:p>
      <text:p text:style-name="Standard"><text:s text:c="8"/>int m=colSum.size();</text:p>
      <text:p text:style-name="Standard"/>
      <text:p text:style-name="Standard"><text:s text:c="8"/>std::vector&lt;std::vector&lt;int&gt;&gt; ans(n,std::vector&lt;int&gt;(m,0));</text:p>
      <text:p text:style-name="Standard"/>
      <text:p text:style-name="Standard"><text:s text:c="8"/>for(int i=0;i&lt;n;++i){</text:p>
      <text:p text:style-name="Standard"><text:s text:c="12"/>for(int j=0;j&lt;m;++j){</text:p>
      <text:p text:style-name="Standard"><text:s text:c="16"/>ans[i][j]=std::min(rowSum[i],colSum[j]);</text:p>
      <text:p text:style-name="Standard"><text:s text:c="16"/>rowSum[i]-=ans[i][j];</text:p>
      <text:p text:style-name="Standard"><text:s text:c="16"/>colSum[j]-=ans[i][j];</text:p>
      <text:p text:style-name="Standard"><text:s text:c="12"/>}</text:p>
      <text:p text:style-name="Standard"><text:s text:c="8"/>}</text:p>
      <text:p text:style-name="Standard"><text:s text:c="8"/></text:p>
      <text:p text:style-name="Standard"><text:s text:c="8"/>return ans;</text:p>
      <text:p text:style-name="Standard"><text:s text:c="4"/>}</text:p>
      <text:p text:style-name="Standard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2:08:35.623575446</meta:creation-date>
    <dc:date>2024-07-20T12:09:34.922338699</dc:date>
    <meta:editing-duration>PT59S</meta:editing-duration>
    <meta:editing-cycles>1</meta:editing-cycles>
    <meta:document-statistic meta:table-count="0" meta:image-count="0" meta:object-count="0" meta:page-count="1" meta:paragraph-count="22" meta:word-count="47" meta:character-count="607" meta:non-whitespace-character-count="437"/>
    <meta:generator>LibreOffice/7.3.7.2$Linux_X86_64 LibreOffice_project/30$Build-2</meta:generator>
  </office:meta>
</office:document-meta>
</file>